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18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44]" office:value-type="float" office:value="555.2957647">
            <text:p>555</text:p>
          </table:table-cell>
          <table:table-cell table:style-name="ce2" table:formula="of:=[.L44]" office:value-type="float" office:value="2772.5424799">
            <text:p>2,773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/>
          <table:table-cell table:style-name="ce23" office:value-type="float" office:value="591">
            <text:p>591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4]/[.B12]" office:value-type="percentage" office:value="1">
            <text:p>100.00%</text:p>
          </table:table-cell>
          <table:table-cell table:style-name="ce4" table:formula="of:=[.L44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/>
          <table:table-cell table:style-name="ce23" office:value-type="float" office:value="0">
            <text:p>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2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/>
          <table:table-cell table:style-name="ce23" office:value-type="float" office:value="1392">
            <text:p>1392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/>
          <table:table-cell table:style-name="ce23" office:value-type="float" office:value="0">
            <text:p>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/>
          <table:table-cell table:style-name="ce24" office:value-type="float" office:value="0.5">
            <text:p>0.50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/>
          <table:table-cell table:style-name="ce24" office:value-type="float" office:value="0.4911361">
            <text:p>0.4911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/>
          <table:table-cell table:style-name="ce24" office:value-type="float" office:value="0.4699552">
            <text:p>0.47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/>
          <table:table-cell table:style-name="ce24" office:value-type="float" office:value="0.5301296">
            <text:p>0.5301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/>
          <table:table-cell table:style-name="ce24" office:value-type="float" office:value="0.5296935">
            <text:p>0.5297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float" office:value="61.323">
            <text:p>61.32</text:p>
          </table:table-cell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7"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 table:number-rows-repeated="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Default" table:number-columns-repeated="3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/>
          <table:table-cell table:style-name="ce24" office:value-type="float" office:value="0.46121">
            <text:p>0.4612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3" office:value-type="float" office:value="339">
            <text:p>339</text:p>
          </table:table-cell>
          <table:table-cell/>
          <table:table-cell table:style-name="ce26"/>
          <table:table-cell table:style-name="ce18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/>
          <table:table-cell table:style-name="ce24" office:value-type="float" office:value="0.46121">
            <text:p>0.4612</text:p>
          </table:table-cell>
          <table:table-cell/>
          <table:table-cell table:style-name="ce26"/>
          <table:table-cell table:style-name="ce18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3" office:value-type="float" office:value="339">
            <text:p>339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3])" office:value-type="float" office:value="555.2957647">
            <text:p>555.30</text:p>
          </table:table-cell>
          <table:table-cell table:style-name="ce16" table:formula="of:=SUM([.L16:.L43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30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5/25/2016</text:date>, <text:time>09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5T09:27:19</dc:date>
    <dc:creator>Balaji Iyengar</dc:creator>
    <meta:editing-duration>PT1684H31M51S</meta:editing-duration>
    <meta:editing-cycles>491</meta:editing-cycles>
    <meta:document-statistic meta:table-count="3" meta:cell-count="319" meta:object-count="0"/>
    <meta:user-defined meta:name=""/>
  </office:meta>
</office:document-meta>
</file>